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7cm"/>
    </style:style>
    <style:style style:name="co2" style:family="table-column">
      <style:table-column-properties fo:break-before="auto" style:column-width="2.835cm"/>
    </style:style>
    <style:style style:name="co3" style:family="table-column">
      <style:table-column-properties fo:break-before="auto" style:column-width="3.205cm"/>
    </style:style>
    <style:style style:name="co4" style:family="table-column">
      <style:table-column-properties fo:break-before="auto" style:column-width="3.616cm"/>
    </style:style>
    <style:style style:name="co5" style:family="table-column">
      <style:table-column-properties fo:break-before="auto" style:column-width="5.454cm"/>
    </style:style>
    <style:style style:name="co6" style:family="table-column">
      <style:table-column-properties fo:break-before="auto" style:column-width="4.58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Part_of_India</text:p>
          </table:table-cell>
          <table:table-cell table:style-name="ce1" office:value-type="string" calcext:value-type="string">
            <text:p>Metropolitan_Area</text:p>
          </table:table-cell>
          <table:table-cell table:style-name="ce1" office:value-type="string" calcext:value-type="string">
            <text:p>Population_as_per_2011_census</text:p>
          </table:table-cell>
          <table:table-cell table:style-name="ce1" office:value-type="string" calcext:value-type="string">
            <text:p>Population_Estimate_2019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hmedabad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West India</text:p>
          </table:table-cell>
          <table:table-cell office:value-type="float" office:value="1" calcext:value-type="float">
            <text:p>1</text:p>
          </table:table-cell>
          <table:table-cell office:value-type="float" office:value="5570585" calcext:value-type="float">
            <text:p>5570585</text:p>
          </table:table-cell>
          <table:table-cell office:value-type="float" office:value="8644400" calcext:value-type="float">
            <text:p>86444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zawl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North East</text:p>
          </table:table-cell>
          <table:table-cell office:value-type="float" office:value="0" calcext:value-type="float">
            <text:p>0</text:p>
          </table:table-cell>
          <table:table-cell office:value-type="float" office:value="291822" calcext:value-type="float">
            <text:p>291822</text:p>
          </table:table-cell>
          <table:table-cell office:value-type="float" office:value="336845" calcext:value-type="float">
            <text:p>3368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ravati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South India</text:p>
          </table:table-cell>
          <table:table-cell office:value-type="float" office:value="0" calcext:value-type="float">
            <text:p>0</text:p>
          </table:table-cell>
          <table:table-cell office:value-type="float" office:value="103000" calcext:value-type="float">
            <text:p>103000</text:p>
          </table:table-cell>
          <table:table-cell table:style-name="ce2" office:value-type="float" office:value="128750" calcext:value-type="float">
            <text:p>1287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ritsar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North India</text:p>
          </table:table-cell>
          <table:table-cell office:value-type="float" office:value="0" calcext:value-type="float">
            <text:p>0</text:p>
          </table:table-cell>
          <table:table-cell office:value-type="float" office:value="1132383" calcext:value-type="float">
            <text:p>1132383</text:p>
          </table:table-cell>
          <table:table-cell office:value-type="float" office:value="2804000" calcext:value-type="float">
            <text:p>2804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ngaluru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South India</text:p>
          </table:table-cell>
          <table:table-cell office:value-type="float" office:value="1" calcext:value-type="float">
            <text:p>1</text:p>
          </table:table-cell>
          <table:table-cell office:value-type="float" office:value="8436675" calcext:value-type="float">
            <text:p>8436675</text:p>
          </table:table-cell>
          <table:table-cell office:value-type="float" office:value="12951200" calcext:value-type="float">
            <text:p>12951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hopal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Central India</text:p>
          </table:table-cell>
          <table:table-cell office:value-type="float" office:value="0" calcext:value-type="float">
            <text:p>0</text:p>
          </table:table-cell>
          <table:table-cell office:value-type="float" office:value="1798218" calcext:value-type="float">
            <text:p>1798218</text:p>
          </table:table-cell>
          <table:table-cell office:value-type="float" office:value="3485600" calcext:value-type="float">
            <text:p>3485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jrajnagar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East India</text:p>
          </table:table-cell>
          <table:table-cell office:value-type="float" office:value="0" calcext:value-type="float">
            <text:p>0</text:p>
          </table:table-cell>
          <table:table-cell office:value-type="float" office:value="80403" calcext:value-type="float">
            <text:p>80403</text:p>
          </table:table-cell>
          <table:table-cell table:style-name="ce2" office:value-type="float" office:value="100504" calcext:value-type="float">
            <text:p>1005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ndigarh</text:p>
          </table:table-cell>
          <table:table-cell office:value-type="string" calcext:value-type="string">
            <text:p>Union Territory</text:p>
          </table:table-cell>
          <table:table-cell office:value-type="string" calcext:value-type="string">
            <text:p>North India</text:p>
          </table:table-cell>
          <table:table-cell office:value-type="float" office:value="0" calcext:value-type="float">
            <text:p>0</text:p>
          </table:table-cell>
          <table:table-cell office:value-type="float" office:value="1028667" calcext:value-type="float">
            <text:p>1028667</text:p>
          </table:table-cell>
          <table:table-cell office:value-type="float" office:value="1260765" calcext:value-type="float">
            <text:p>12607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South India</text:p>
          </table:table-cell>
          <table:table-cell office:value-type="float" office:value="1" calcext:value-type="float">
            <text:p>1</text:p>
          </table:table-cell>
          <table:table-cell office:value-type="float" office:value="4681087" calcext:value-type="float">
            <text:p>4681087</text:p>
          </table:table-cell>
          <table:table-cell office:value-type="float" office:value="10639200" calcext:value-type="float">
            <text:p>10639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South India</text:p>
          </table:table-cell>
          <table:table-cell office:value-type="float" office:value="0" calcext:value-type="float">
            <text:p>0</text:p>
          </table:table-cell>
          <table:table-cell office:value-type="float" office:value="1050721" calcext:value-type="float">
            <text:p>1050721</text:p>
          </table:table-cell>
          <table:table-cell office:value-type="float" office:value="1961600" calcext:value-type="float">
            <text:p>1961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hi</text:p>
          </table:table-cell>
          <table:table-cell office:value-type="string" calcext:value-type="string">
            <text:p>Union Territory</text:p>
          </table:table-cell>
          <table:table-cell office:value-type="string" calcext:value-type="string">
            <text:p>North India</text:p>
          </table:table-cell>
          <table:table-cell office:value-type="float" office:value="1" calcext:value-type="float">
            <text:p>1</text:p>
          </table:table-cell>
          <table:table-cell office:value-type="float" office:value="11034555" calcext:value-type="float">
            <text:p>11034555</text:p>
          </table:table-cell>
          <table:table-cell office:value-type="float" office:value="29596000" calcext:value-type="float">
            <text:p>29596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nakulam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South India</text:p>
          </table:table-cell>
          <table:table-cell office:value-type="float" office:value="0" calcext:value-type="float">
            <text:p>0</text:p>
          </table:table-cell>
          <table:table-cell office:value-type="float" office:value="3282388" calcext:value-type="float">
            <text:p>3282388</text:p>
          </table:table-cell>
          <table:table-cell office:value-type="float" office:value="3393000" calcext:value-type="float">
            <text:p>3393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North India</text:p>
          </table:table-cell>
          <table:table-cell office:value-type="float" office:value="0" calcext:value-type="float">
            <text:p>0</text:p>
          </table:table-cell>
          <table:table-cell office:value-type="float" office:value="876824" calcext:value-type="float">
            <text:p>876824</text:p>
          </table:table-cell>
          <table:table-cell office:value-type="float" office:value="999258" calcext:value-type="float">
            <text:p>9992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wahati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North East</text:p>
          </table:table-cell>
          <table:table-cell office:value-type="float" office:value="1" calcext:value-type="float">
            <text:p>1</text:p>
          </table:table-cell>
          <table:table-cell office:value-type="float" office:value="957352" calcext:value-type="float">
            <text:p>957352</text:p>
          </table:table-cell>
          <table:table-cell office:value-type="float" office:value="1116267" calcext:value-type="float">
            <text:p>11162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yderabad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South India</text:p>
          </table:table-cell>
          <table:table-cell office:value-type="float" office:value="1" calcext:value-type="float">
            <text:p>1</text:p>
          </table:table-cell>
          <table:table-cell office:value-type="float" office:value="6809970" calcext:value-type="float">
            <text:p>6809970</text:p>
          </table:table-cell>
          <table:table-cell office:value-type="float" office:value="12246400" calcext:value-type="float">
            <text:p>122464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ipur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North India</text:p>
          </table:table-cell>
          <table:table-cell office:value-type="float" office:value="1" calcext:value-type="float">
            <text:p>1</text:p>
          </table:table-cell>
          <table:table-cell office:value-type="float" office:value="3046163" calcext:value-type="float">
            <text:p>3046163</text:p>
          </table:table-cell>
          <table:table-cell office:value-type="float" office:value="3791520" calcext:value-type="float">
            <text:p>37915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rapokhar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East India</text:p>
          </table:table-cell>
          <table:table-cell office:value-type="float" office:value="0" calcext:value-type="float">
            <text:p>0</text:p>
          </table:table-cell>
          <table:table-cell office:value-type="float" office:value="85218" calcext:value-type="float">
            <text:p>85218</text:p>
          </table:table-cell>
          <table:table-cell table:style-name="ce2" office:value-type="float" office:value="106522" calcext:value-type="float">
            <text:p>1065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chi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South India</text:p>
          </table:table-cell>
          <table:table-cell office:value-type="float" office:value="0" calcext:value-type="float">
            <text:p>0</text:p>
          </table:table-cell>
          <table:table-cell office:value-type="float" office:value="601574" calcext:value-type="float">
            <text:p>601574</text:p>
          </table:table-cell>
          <table:table-cell office:value-type="float" office:value="920362" calcext:value-type="float">
            <text:p>9203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lkata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East India</text:p>
          </table:table-cell>
          <table:table-cell office:value-type="float" office:value="1" calcext:value-type="float">
            <text:p>1</text:p>
          </table:table-cell>
          <table:table-cell office:value-type="float" office:value="4486679" calcext:value-type="float">
            <text:p>4486679</text:p>
          </table:table-cell>
          <table:table-cell office:value-type="float" office:value="5302880" calcext:value-type="float">
            <text:p>53028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cknow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orth India</text:p>
          </table:table-cell>
          <table:table-cell office:value-type="float" office:value="0" calcext:value-type="float">
            <text:p>0</text:p>
          </table:table-cell>
          <table:table-cell office:value-type="float" office:value="2817105" calcext:value-type="float">
            <text:p>2817105</text:p>
          </table:table-cell>
          <table:table-cell office:value-type="float" office:value="3564480" calcext:value-type="float">
            <text:p>35644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mbai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West India</text:p>
          </table:table-cell>
          <table:table-cell office:value-type="float" office:value="1" calcext:value-type="float">
            <text:p>1</text:p>
          </table:table-cell>
          <table:table-cell office:value-type="float" office:value="12478447" calcext:value-type="float">
            <text:p>12478447</text:p>
          </table:table-cell>
          <table:table-cell office:value-type="float" office:value="24500000" calcext:value-type="float">
            <text:p>245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tna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East India</text:p>
          </table:table-cell>
          <table:table-cell office:value-type="float" office:value="0" calcext:value-type="float">
            <text:p>0</text:p>
          </table:table-cell>
          <table:table-cell office:value-type="float" office:value="1684222" calcext:value-type="float">
            <text:p>1684222</text:p>
          </table:table-cell>
          <table:table-cell office:value-type="float" office:value="3120400" calcext:value-type="float">
            <text:p>31204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llong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North East</text:p>
          </table:table-cell>
          <table:table-cell office:value-type="float" office:value="0" calcext:value-type="float">
            <text:p>0</text:p>
          </table:table-cell>
          <table:table-cell office:value-type="float" office:value="143229" calcext:value-type="float">
            <text:p>143229</text:p>
          </table:table-cell>
          <table:table-cell office:value-type="float" office:value="225988" calcext:value-type="float">
            <text:p>2259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lcher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East India</text:p>
          </table:table-cell>
          <table:table-cell office:value-type="float" office:value="0" calcext:value-type="float">
            <text:p>0</text:p>
          </table:table-cell>
          <table:table-cell office:value-type="float" office:value="40841" calcext:value-type="float">
            <text:p>40841</text:p>
          </table:table-cell>
          <table:table-cell table:style-name="ce2" office:value-type="float" office:value="51051" calcext:value-type="float">
            <text:p>510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ruvananthapuram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South India</text:p>
          </table:table-cell>
          <table:table-cell office:value-type="float" office:value="0" calcext:value-type="float">
            <text:p>0</text:p>
          </table:table-cell>
          <table:table-cell office:value-type="float" office:value="957730" calcext:value-type="float">
            <text:p>957730</text:p>
          </table:table-cell>
          <table:table-cell office:value-type="float" office:value="2644000" calcext:value-type="float">
            <text:p>2644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sakhapatnam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South India</text:p>
          </table:table-cell>
          <table:table-cell office:value-type="float" office:value="1" calcext:value-type="float">
            <text:p>1</text:p>
          </table:table-cell>
          <table:table-cell office:value-type="float" office:value="1728128" calcext:value-type="float">
            <text:p>1728128</text:p>
          </table:table-cell>
          <table:table-cell office:value-type="float" office:value="4307200" calcext:value-type="float">
            <text:p>4307200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Sheet1.A1:Sheet1.E27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6T10:57:57.543000000</meta:creation-date>
    <dc:date>2020-08-06T12:21:04.104000000</dc:date>
    <meta:editing-duration>PT21M21S</meta:editing-duration>
    <meta:editing-cycles>4</meta:editing-cycles>
    <meta:generator>LibreOffice/6.3.4.2$Windows_X86_64 LibreOffice_project/60da17e045e08f1793c57c00ba83cdfce946d0aa</meta:generator>
    <meta:document-statistic meta:table-count="1" meta:cell-count="162" meta:object-count="0"/>
  </office:meta>
</office:document-meta>
</file>